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fa339" officeooo:paragraph-rsid="001fa339"/>
    </style:style>
    <style:style style:name="P2" style:family="paragraph" style:parent-style-name="Standard">
      <style:paragraph-properties fo:text-align="center" style:justify-single-word="false"/>
      <style:text-properties officeooo:rsid="001fa339" officeooo:paragraph-rsid="001fa339"/>
    </style:style>
    <style:style style:name="P3" style:family="paragraph" style:parent-style-name="Standard">
      <style:text-properties officeooo:rsid="001fa339" officeooo:paragraph-rsid="0021b0ea"/>
    </style:style>
    <style:style style:name="P4" style:family="paragraph" style:parent-style-name="Standard">
      <style:text-properties fo:font-style="italic" officeooo:rsid="001fa339" officeooo:paragraph-rsid="001fa339" style:font-style-asian="italic" style:font-style-complex="italic"/>
    </style:style>
    <style:style style:name="P5" style:family="paragraph" style:parent-style-name="Standard">
      <style:text-properties officeooo:rsid="0020480e" officeooo:paragraph-rsid="0020480e"/>
    </style:style>
    <style:style style:name="P6" style:family="paragraph" style:parent-style-name="Standard">
      <style:text-properties officeooo:rsid="0020480e" officeooo:paragraph-rsid="0021b0ea"/>
    </style:style>
    <style:style style:name="P7" style:family="paragraph" style:parent-style-name="Standard">
      <style:text-properties officeooo:rsid="0021b0ea" officeooo:paragraph-rsid="0021b0ea"/>
    </style:style>
    <style:style style:name="T1" style:family="text">
      <style:text-properties officeooo:rsid="001fa339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20480e"/>
    </style:style>
    <style:style style:name="T4" style:family="text">
      <style:text-properties style:text-position="sub 58%" officeooo:rsid="0021b0ea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20480e"/>
    </style:style>
    <style:style style:name="T7" style:family="text">
      <style:text-properties style:text-position="super 58%" officeooo:rsid="0021b0ea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1fa339"/>
    </style:style>
    <style:style style:name="T10" style:family="text">
      <style:text-properties style:text-position="0% 100%" officeooo:rsid="0021b0ea"/>
    </style:style>
    <style:style style:name="T11" style:family="text">
      <style:text-properties style:text-position="0% 100%" officeooo:rsid="0020480e"/>
    </style:style>
    <style:style style:name="T12" style:family="text">
      <style:text-properties officeooo:rsid="0021b0e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ymmetric Path<text:line-break/>of Function Composition</text:p>
      <text:p text:style-name="P2">by Sven Nilsen, 2020</text:p>
      <text:p text:style-name="P1"/>
      <text:p text:style-name="P4">In this paper I show that the symmetric path of function composition is the function composition of symmetric paths.</text:p>
      <text:p text:style-name="P1"/>
      <text:p text:style-name="P1">Given two functions `f<text:span text:style-name="T2">0</text:span>` and `f<text:span text:style-name="T2">1</text:span>` and two symmetric paths `f<text:span text:style-name="T2">0</text:span>[g]` and `f<text:span text:style-name="T2">1</text:span>[g]`:</text:p>
      <text:p text:style-name="P1"/>
      <text:p text:style-name="P1"><text:tab/>(f<text:span text:style-name="T3">1</text:span> · f<text:span text:style-name="T3">0</text:span>)[g] &lt;=&gt; f<text:span text:style-name="T3">1</text:span>[g] · f<text:span text:style-name="T3">0</text:span>[g]</text:p>
      <text:p text:style-name="P1"/>
      <text:p text:style-name="P7">Proof:</text:p>
      <text:p text:style-name="P7"/>
      <text:p text:style-name="P7"><text:tab/>g <text:span text:style-name="T9">· </text:span><text:span text:style-name="T8">f &lt;=&gt; h </text:span><text:span text:style-name="T9">· </text:span><text:span text:style-name="T8">g<text:tab/><text:tab/><text:tab/><text:tab/><text:tab/>Symmetric path equation for `f[g] &lt;=&gt; h`</text:span></text:p>
      <text:p text:style-name="P7"><text:span text:style-name="T8"><text:tab/>g </text:span><text:span text:style-name="T9">· </text:span><text:span text:style-name="T8">f </text:span><text:span text:style-name="T9">· </text:span><text:span text:style-name="T8">g</text:span><text:span text:style-name="T5">-1</text:span><text:span text:style-name="T8"> &lt;=&gt; h </text:span><text:span text:style-name="T9">· </text:span><text:span text:style-name="T8">g </text:span><text:span text:style-name="T9">· </text:span><text:span text:style-name="T8">g</text:span><text:span text:style-name="T5">-1</text:span><text:span text:style-name="T8"><text:tab/><text:tab/><text:tab/>Compose `g</text:span><text:span text:style-name="T5">-1</text:span><text:span text:style-name="T8">` on both sides</text:span></text:p>
      <text:p text:style-name="P7"><text:span text:style-name="T8"><text:tab/>g </text:span><text:span text:style-name="T9">· </text:span><text:span text:style-name="T8">f </text:span><text:span text:style-name="T9">· </text:span><text:span text:style-name="T8">g</text:span><text:span text:style-name="T5">-1</text:span><text:span text:style-name="T8"> &lt;=&gt; h<text:tab/><text:tab/><text:tab/><text:tab/>Using `</text:span><text:span text:style-name="T11">g </text:span><text:span text:style-name="T9">· </text:span><text:span text:style-name="T11">g</text:span><text:span text:style-name="T6">-1</text:span><text:span text:style-name="T11"> </text:span><text:span text:style-name="T8">&lt;=&gt; id`</text:span></text:p>
      <text:p text:style-name="P3"><text:tab/><text:span text:style-name="T10">g </text:span><text:span text:style-name="T8">· </text:span><text:span text:style-name="T10">f </text:span><text:span text:style-name="T8">· </text:span><text:span text:style-name="T10">g</text:span><text:span text:style-name="T7">-1</text:span><text:span text:style-name="T10"> &lt;=&gt; f[g]</text:span></text:p>
      <text:p text:style-name="P3"><text:span text:style-name="T10"/></text:p>
      <text:p text:style-name="P3"><text:span text:style-name="T10"><text:tab/></text:span><text:span text:style-name="T8">f</text:span><text:span text:style-name="T3">1</text:span><text:span text:style-name="T8">[g] · f</text:span><text:span text:style-name="T3">0</text:span><text:span text:style-name="T8">[g]</text:span></text:p>
      <text:p text:style-name="P3"><text:span text:style-name="T8"><text:tab/></text:span><text:span text:style-name="T10">(g </text:span><text:span text:style-name="T8">· </text:span><text:span text:style-name="T10">f</text:span><text:span text:style-name="T4">1</text:span><text:span text:style-name="T10"> </text:span><text:span text:style-name="T8">· </text:span><text:span text:style-name="T10">g</text:span><text:span text:style-name="T7">-1</text:span><text:span text:style-name="T10">) </text:span><text:span text:style-name="T8">·</text:span><text:span text:style-name="T10"> (g </text:span><text:span text:style-name="T8">· </text:span><text:span text:style-name="T10">f</text:span><text:span text:style-name="T4">0</text:span><text:span text:style-name="T10"> </text:span><text:span text:style-name="T8">· </text:span><text:span text:style-name="T10">g</text:span><text:span text:style-name="T7">-1</text:span><text:span text:style-name="T10">)</text:span></text:p>
      <text:p text:style-name="P3"><text:span text:style-name="T10"><text:tab/>g </text:span><text:span text:style-name="T8">· </text:span><text:span text:style-name="T10">f</text:span><text:span text:style-name="T4">1</text:span><text:span text:style-name="T10"> </text:span><text:span text:style-name="T8">· </text:span><text:span text:style-name="T10">g</text:span><text:span text:style-name="T7">-1</text:span><text:span text:style-name="T10"> </text:span><text:span text:style-name="T8">·</text:span><text:span text:style-name="T10"> g </text:span><text:span text:style-name="T8">· </text:span><text:span text:style-name="T10">f</text:span><text:span text:style-name="T4">0</text:span><text:span text:style-name="T10"> </text:span><text:span text:style-name="T8">· </text:span><text:span text:style-name="T10">g</text:span><text:span text:style-name="T7">-1</text:span></text:p>
      <text:p text:style-name="P3"><text:span text:style-name="T10"><text:tab/>g </text:span><text:span text:style-name="T8">· </text:span><text:span text:style-name="T10">f</text:span><text:span text:style-name="T4">1</text:span><text:span text:style-name="T10"> </text:span><text:span text:style-name="T8">· </text:span><text:span text:style-name="T10">f</text:span><text:span text:style-name="T4">0</text:span><text:span text:style-name="T10"> </text:span><text:span text:style-name="T8">· </text:span><text:span text:style-name="T10">g</text:span><text:span text:style-name="T7">-1</text:span><text:span text:style-name="T10"><text:tab/><text:tab/><text:tab/><text:tab/><text:tab/>Using `g</text:span><text:span text:style-name="T7">-1</text:span><text:span text:style-name="T10"> </text:span><text:span text:style-name="T8">·</text:span><text:span text:style-name="T10"> g` &lt;=&gt; id`</text:span></text:p>
      <text:p text:style-name="P3"><text:span text:style-name="T10"><text:tab/>g </text:span><text:span text:style-name="T8">· </text:span><text:span text:style-name="T10">(f</text:span><text:span text:style-name="T4">1</text:span><text:span text:style-name="T10"> </text:span><text:span text:style-name="T8">· </text:span><text:span text:style-name="T10">f</text:span><text:span text:style-name="T4">0</text:span><text:span text:style-name="T10">) </text:span><text:span text:style-name="T8">· </text:span><text:span text:style-name="T10">g</text:span><text:span text:style-name="T7">-1</text:span></text:p>
      <text:p text:style-name="P3"><text:tab/>(f<text:span text:style-name="T3">1</text:span> · f<text:span text:style-name="T3">0</text:span>)[g]</text:p>
      <text:p text:style-name="P1"/>
      <text:p text:style-name="P5">If `g` has an inverse `g<text:span text:style-name="T5">-1</text:span>`, the symmetric path of function composition can be simplified:</text:p>
      <text:p text:style-name="P5"/>
      <text:p text:style-name="P5"><text:tab/><text:span text:style-name="T1">(f</text:span><text:span text:style-name="T2">1</text:span><text:span text:style-name="T1"> · f</text:span><text:span text:style-name="T2">0</text:span><text:span text:style-name="T1">)[g] &lt;=&gt; </text:span>g <text:span text:style-name="T1">· f</text:span><text:span text:style-name="T2">1</text:span><text:span text:style-name="T1"> · f</text:span><text:span text:style-name="T2">0</text:span><text:span text:style-name="T8"> </text:span><text:span text:style-name="T9">· </text:span><text:span text:style-name="T8">g</text:span><text:span text:style-name="T5">-1</text:span></text:p>
      <text:p text:style-name="P5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16:05:39.932913000</meta:creation-date>
    <dc:date>2020-04-16T16:36:57.614300000</dc:date>
    <meta:editing-duration>PT46S</meta:editing-duration>
    <meta:editing-cycles>1</meta:editing-cycles>
    <meta:document-statistic meta:table-count="0" meta:image-count="0" meta:object-count="0" meta:page-count="1" meta:paragraph-count="18" meta:word-count="173" meta:character-count="751" meta:non-whitespace-character-count="571"/>
    <meta:generator>LibreOffice/5.1.2.2$MacOSX_X86_64 LibreOffice_project/d3bf12ecb743fc0d20e0be0c58ca359301eb705f</meta:generator>
  </office:meta>
</office:document-meta>
</file>